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4"/>
    <style:style style:name="P35" style:family="paragraph" style:parent-style-name="Text_20_body" style:list-style-name="L35"/>
    <style:style style:name="P36" style:family="paragraph" style:parent-style-name="Text_20_body" style:list-style-name="L36"/>
    <style:style style:name="P37" style:family="paragraph" style:parent-style-name="Text_20_body" style:list-style-name="L37"/>
    <style:style style:name="P38" style:family="paragraph" style:parent-style-name="Text_20_body" style:list-style-name="L38"/>
    <style:style style:name="P39" style:family="paragraph" style:parent-style-name="Text_20_body" style:list-style-name="L39"/>
    <style:style style:name="P40" style:family="paragraph" style:parent-style-name="Text_20_body" style:list-style-name="L40"/>
    <style:style style:name="P41" style:family="paragraph" style:parent-style-name="Text_20_body" style:list-style-name="L41"/>
    <style:style style:name="P42" style:family="paragraph" style:parent-style-name="Text_20_body" style:list-style-name="L42"/>
    <style:style style:name="P43" style:family="paragraph" style:parent-style-name="Text_20_body" style:list-style-name="L43"/>
    <style:style style:name="P44" style:family="paragraph" style:parent-style-name="Text_20_body" style:list-style-name="L44"/>
    <style:style style:name="P45" style:family="paragraph" style:parent-style-name="Text_20_body" style:list-style-name="L45"/>
    <style:style style:name="P46" style:family="paragraph" style:parent-style-name="Text_20_body" style:list-style-name="L46"/>
    <style:style style:name="P47" style:family="paragraph" style:parent-style-name="Text_20_body" style:list-style-name="L47"/>
    <style:style style:name="P48" style:family="paragraph" style:parent-style-name="Text_20_body" style:list-style-name="L48"/>
    <style:style style:name="P49" style:family="paragraph" style:parent-style-name="Text_20_body" style:list-style-name="L49"/>
    <style:style style:name="P50" style:family="paragraph" style:parent-style-name="Text_20_body" style:list-style-name="L50"/>
    <style:style style:name="P51" style:family="paragraph" style:parent-style-name="Text_20_body" style:list-style-name="L51"/>
    <style:style style:name="P52" style:family="paragraph" style:parent-style-name="Text_20_body" style:list-style-name="L52"/>
    <style:style style:name="P53" style:family="paragraph" style:parent-style-name="Text_20_body" style:list-style-name="L53"/>
    <style:style style:name="P54" style:family="paragraph" style:parent-style-name="Text_20_body" style:list-style-name="L54"/>
    <style:style style:name="P55" style:family="paragraph" style:parent-style-name="Text_20_body" style:list-style-name="L55"/>
    <style:style style:name="P56" style:family="paragraph" style:parent-style-name="Text_20_body" style:list-style-name="L56"/>
    <style:style style:name="P57" style:family="paragraph" style:parent-style-name="Text_20_body" style:list-style-name="L57"/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Breed Registry Master Plan</text:h>
      <text:p text:style-name="Text_20_body">...</text:p>
      <text:p text:style-name="Text_20_body"><text:span text:style-name="Strong_20_Emphasis">Seasonal &amp; Event Horses:</text:span></text:p>
      <text:list xml:id="list3641402056" text:style-name="L51">
        <text:list-item>
          <text:p text:style-name="P51">Time-limited horses or breeds with unique visuals or slight stat changes</text:p>
        </text:list-item>
        <text:list-item>
          <text:p text:style-name="P51">Events may be seasonal (e.g., Winter Champion) or themed (e.g., Ancient Lineage Revival)</text:p>
        </text:list-item>
        <text:list-item>
          <text:p text:style-name="P51">Participation may offer exclusive foal templates, items, or materials for jobs</text:p>
        </text:list-item>
        <text:list-item>
          <text:p text:style-name="P51">Leaderboard rewards include custom legacy titles or rare accessories <text:span text:style-name="Strong_20_Emphasis">Structure:</text:span> Each breed includes:</text:p>
        </text:list-item>
        <text:list-item>
          <text:p text:style-name="P51">Name</text:p>
        </text:list-item>
        <text:list-item>
          <text:p text:style-name="P51">Region of Origin</text:p>
        </text:list-item>
        <text:list-item>
          <text:p text:style-name="P51">Breed Type (Pony, Warmblood, Light Horse, Gaited, Draft, Rare, Composite)</text:p>
        </text:list-item>
        <text:list-item>
          <text:p text:style-name="P51">Rarity Tier (based on active population):</text:p>
          <text:list>
            <text:list-item>
              <text:p text:style-name="P51">Extremely Rare: &lt;500</text:p>
            </text:list-item>
            <text:list-item>
              <text:p text:style-name="P51">Rare: 500–5,000</text:p>
            </text:list-item>
            <text:list-item>
              <text:p text:style-name="P51">Not Common: 5,000–50,000</text:p>
            </text:list-item>
            <text:list-item>
              <text:p text:style-name="P51">Common: 50,000–200,000</text:p>
            </text:list-item>
            <text:list-item>
              <text:p text:style-name="P51">Extremely Common: &gt;200,000</text:p>
            </text:list-item>
          </text:list>
        </text:list-item>
        <text:list-item>
          <text:p text:style-name="P51">Real-world registry references (optional field)</text:p>
        </text:list-item>
        <text:list-item>
          <text:p text:style-name="P51">Notes on known patterns, foundation strains, or common disciplines</text:p>
        </text:list-item>
      </text:list>
      <text:p text:style-name="Text_20_body"><text:span text:style-name="Strong_20_Emphasis">Planned Format:</text:span></text:p>
      <text:list xml:id="list1035868361" text:style-name="L52">
        <text:list-item>
          <text:p text:style-name="P52">Stored as structured JSON objects and mirrored in PostgreSQL tables</text:p>
        </text:list-item>
        <text:list-item>
          <text:p text:style-name="P52">Editable via admin dashboard with real-time effect on in-game breed availability</text:p>
        </text:list-item>
        <text:list-item>
          <text:p text:style-name="P52">Each breed may contain flags for restrictions (e.g., "no LP", "frame lethal")</text:p>
        </text:list-item>
        <text:list-item>
          <text:p text:style-name="P52">System checks allow for automatic shade_bias suggestion based on genetic rules</text:p>
        </text:list-item>
      </text:list>
      <text:p text:style-name="Text_20_body"><text:span text:style-name="Strong_20_Emphasis">Gameplay Usage:</text:span></text:p>
      <text:list xml:id="list345264942" text:style-name="L53">
        <text:list-item>
          <text:p text:style-name="P53">Filter system allows breeders to sort by origin, rarity, and discipline compatibility</text:p>
        </text:list-item>
        <text:list-item>
          <text:p text:style-name="P53">Rarity tiers influence legacy score bonuses and unlockable achievements</text:p>
        </text:list-item>
        <text:list-item>
          <text:p text:style-name="P53">Breed prestige tracking by average show score of horses with that breed tag</text:p>
        </text:list-item>
        <text:list-item>
          <text:p text:style-name="P53">Seasonal rotation may feature limited-time breeds or conservation awareness events</text:p>
        </text:list-item>
        <text:list-item>
          <text:p text:style-name="P53">Used in worldbuilding features, such as breeding clubs, cultural overlays, and lore pages</text:p>
        </text:list-item>
      </text:list>
      <text:p text:style-name="Text_20_body"><text:soft-page-break/><text:span text:style-name="Strong_20_Emphasis">Expansion Plan:</text:span></text:p>
      <text:list xml:id="list2813014331" text:style-name="L54">
        <text:list-item>
          <text:p text:style-name="P54">Initial launch goal: 25–30 fully implemented breeds across all rarity tiers</text:p>
        </text:list-item>
        <text:list-item>
          <text:p text:style-name="P54">Full list curated with duplicates merged (e.g., Andalusian = Pura Raza Española)</text:p>
        </text:list-item>
        <text:list-item>
          <text:p text:style-name="P54">Living document status: breeds can be patched or expanded over time</text:p>
        </text:list-item>
        <text:list-item>
          <text:p text:style-name="P54">Each breed is reviewed for realistic allele set, expression prevalence, and phenotype coverage</text:p>
        </text:list-item>
        <text:list-item>
          <text:p text:style-name="P54">Cross-reference with FAO DAD-IS, The Livestock Conservancy, and breed associations</text:p>
        </text:list-item>
      </text:list>
      <text:p text:style-name="Text_20_body"><text:span text:style-name="Strong_20_Emphasis">Utility Notes:</text:span></text:p>
      <text:list xml:id="list3178446385" text:style-name="L55">
        <text:list-item>
          <text:p text:style-name="P55">In-game search UI will display breed descriptions, origin map, and prestige rank</text:p>
        </text:list-item>
        <text:list-item>
          <text:p text:style-name="P55">Stable breeding reports will link performance trends to breed tags</text:p>
        </text:list-item>
        <text:list-item>
          <text:p text:style-name="P55">Event types may occasionally restrict entry by breed or region to encourage diversity</text:p>
        </text:list-item>
        <text:list-item>
          <text:p text:style-name="P55">Admin tools allow for temporary suppression of breeds under active rebalancing or data review <text:span text:style-name="Strong_20_Emphasis">Structure:</text:span> Each breed includes:</text:p>
        </text:list-item>
        <text:list-item>
          <text:p text:style-name="P55">Name</text:p>
        </text:list-item>
        <text:list-item>
          <text:p text:style-name="P55">Region of Origin</text:p>
        </text:list-item>
        <text:list-item>
          <text:p text:style-name="P55">Breed Type (Pony, Warmblood, Light Horse, Gaited, Draft, Rare)</text:p>
        </text:list-item>
        <text:list-item>
          <text:p text:style-name="P55">Rarity Tier (based on active population):</text:p>
          <text:list>
            <text:list-item>
              <text:p text:style-name="P55">Extremely Rare: &lt;500</text:p>
            </text:list-item>
            <text:list-item>
              <text:p text:style-name="P55">Rare: 500–5,000</text:p>
            </text:list-item>
            <text:list-item>
              <text:p text:style-name="P55">Not Common: 5,000–50,000</text:p>
            </text:list-item>
            <text:list-item>
              <text:p text:style-name="P55">Common: 50,000–200,000</text:p>
            </text:list-item>
            <text:list-item>
              <text:p text:style-name="P55">Extremely Common: &gt;200,000</text:p>
            </text:list-item>
          </text:list>
        </text:list-item>
      </text:list>
      <text:p text:style-name="Text_20_body"><text:span text:style-name="Strong_20_Emphasis">Planned Format:</text:span></text:p>
      <text:list xml:id="list288622695" text:style-name="L56">
        <text:list-item>
          <text:p text:style-name="P56">Stored in JSON for application</text:p>
        </text:list-item>
        <text:list-item>
          <text:p text:style-name="P56">Syncable to PostgreSQL</text:p>
        </text:list-item>
        <text:list-item>
          <text:p text:style-name="P56">Editable via admin dashboard</text:p>
        </text:list-item>
        <text:list-item>
          <text:p text:style-name="P56">Used to filter breeds in game creation and global tracking</text:p>
        </text:list-item>
      </text:list>
      <text:p text:style-name="Horizontal_20_Line"/>
      <text:p text:style-name="Text_20_body"><text:span text:style-name="Strong_20_Emphasis">Next Steps:</text:span></text:p>
      <text:list xml:id="list4127665724" text:style-name="L57">
        <text:list-item>
          <text:p text:style-name="P57">Continue generating and verifying breed profiles</text:p>
        </text:list-item>
        <text:list-item>
          <text:p text:style-name="P57">Expand phenotype engine to handle grayscale aging and seasonal variation</text:p>
        </text:list-item>
        <text:list-item>
          <text:p text:style-name="P57"><text:soft-page-break/>Add market system: studs, mares, gear, cosmetic overlays</text:p>
        </text:list-item>
        <text:list-item>
          <text:p text:style-name="P57">Finalize legacy reward loops and Hall of Fame structure</text:p>
        </text:list-item>
        <text:list-item>
          <text:p text:style-name="P57">Build UI in Zo/Lovable</text:p>
        </text:list-item>
        <text:list-item>
          <text:p text:style-name="P57">Implement dynamic leaderboard system for top breeders, riders, and stables</text:p>
        </text:list-item>
      </text:list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19T19:07:27.824000000</meta:creation-date>
    <dc:date>2025-05-19T19:48:55.986000000</dc:date>
    <meta:editing-duration>PT41M26S</meta:editing-duration>
    <meta:editing-cycles>6</meta:editing-cycles>
    <meta:generator>LibreOffice/7.2.2.2$Windows_X86_64 LibreOffice_project/02b2acce88a210515b4a5bb2e46cbfb63fe97d56</meta:generator>
    <meta:document-statistic meta:table-count="0" meta:image-count="0" meta:object-count="0" meta:page-count="3" meta:paragraph-count="61" meta:word-count="487" meta:character-count="3035" meta:non-whitespace-character-count="2668"/>
  </office:meta>
</office:document-meta>
</file>